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text-properties officeooo:paragraph-rsid="00101f58"/>
    </style:style>
    <style:style style:name="P4" style:family="paragraph" style:parent-style-name="Preformatted_20_Text">
      <style:text-properties officeooo:paragraph-rsid="0011abde"/>
    </style:style>
    <style:style style:name="P5" style:family="paragraph" style:parent-style-name="Preformatted_20_Text">
      <style:text-properties officeooo:paragraph-rsid="00139ac1"/>
    </style:style>
    <style:style style:name="P6" style:family="paragraph" style:parent-style-name="Preformatted_20_Text">
      <style:text-properties officeooo:paragraph-rsid="0014f160"/>
    </style:style>
    <style:style style:name="P7" style:family="paragraph" style:parent-style-name="Preformatted_20_Text">
      <style:text-properties officeooo:paragraph-rsid="00163de5"/>
    </style:style>
    <style:style style:name="P8" style:family="paragraph" style:parent-style-name="Preformatted_20_Text">
      <style:text-properties officeooo:paragraph-rsid="0017d555"/>
    </style:style>
    <style:style style:name="P9" style:family="paragraph" style:parent-style-name="Preformatted_20_Text">
      <style:text-properties officeooo:paragraph-rsid="0018138d"/>
    </style:style>
    <style:style style:name="P10" style:family="paragraph" style:parent-style-name="Preformatted_20_Text">
      <style:text-properties officeooo:rsid="0019c95f" officeooo:paragraph-rsid="0019c95f"/>
    </style:style>
    <style:style style:name="P11" style:family="paragraph" style:parent-style-name="Preformatted_20_Text">
      <style:text-properties officeooo:paragraph-rsid="001ac9c6"/>
    </style:style>
    <style:style style:name="P12" style:family="paragraph" style:parent-style-name="Preformatted_20_Text">
      <style:text-properties officeooo:rsid="001beffa" officeooo:paragraph-rsid="001beffa"/>
    </style:style>
    <style:style style:name="P13" style:family="paragraph" style:parent-style-name="Preformatted_20_Text">
      <style:text-properties officeooo:paragraph-rsid="001beffa"/>
    </style:style>
    <style:style style:name="P14" style:family="paragraph" style:parent-style-name="Preformatted_20_Text">
      <style:text-properties officeooo:rsid="001d793b" officeooo:paragraph-rsid="001d793b"/>
    </style:style>
    <style:style style:name="P15" style:family="paragraph" style:parent-style-name="Preformatted_20_Text">
      <style:text-properties officeooo:paragraph-rsid="001d7abf"/>
    </style:style>
    <style:style style:name="P16" style:family="paragraph" style:parent-style-name="Preformatted_20_Text">
      <style:text-properties officeooo:paragraph-rsid="001ed197"/>
    </style:style>
    <style:style style:name="P17" style:family="paragraph" style:parent-style-name="Preformatted_20_Text">
      <style:text-properties officeooo:paragraph-rsid="00205e7b"/>
    </style:style>
    <style:style style:name="P18" style:family="paragraph" style:parent-style-name="Preformatted_20_Text">
      <style:text-properties officeooo:paragraph-rsid="002306aa"/>
    </style:style>
    <style:style style:name="P19" style:family="paragraph" style:parent-style-name="Preformatted_20_Text">
      <style:text-properties officeooo:paragraph-rsid="00249c19"/>
    </style:style>
    <style:style style:name="P20" style:family="paragraph" style:parent-style-name="Preformatted_20_Text">
      <style:text-properties officeooo:paragraph-rsid="0025d954"/>
    </style:style>
    <style:style style:name="P21" style:family="paragraph" style:parent-style-name="Preformatted_20_Text">
      <style:text-properties officeooo:paragraph-rsid="00260ddd"/>
    </style:style>
    <style:style style:name="P22" style:family="paragraph" style:parent-style-name="Preformatted_20_Text">
      <style:text-properties officeooo:paragraph-rsid="00282862"/>
    </style:style>
    <style:style style:name="P23" style:family="paragraph" style:parent-style-name="Preformatted_20_Text">
      <style:text-properties officeooo:paragraph-rsid="0029b411"/>
    </style:style>
    <style:style style:name="P24" style:family="paragraph" style:parent-style-name="Preformatted_20_Text">
      <style:text-properties officeooo:paragraph-rsid="002cac42"/>
    </style:style>
    <style:style style:name="P25" style:family="paragraph" style:parent-style-name="Preformatted_20_Text">
      <style:text-properties officeooo:paragraph-rsid="002e3bed"/>
    </style:style>
    <style:style style:name="P26" style:family="paragraph" style:parent-style-name="Preformatted_20_Text">
      <style:text-properties officeooo:paragraph-rsid="002efab0"/>
    </style:style>
    <style:style style:name="P27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8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P29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78033"/>
    </style:style>
    <style:style style:name="P30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9fbcf"/>
    </style:style>
    <style:style style:name="P31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ae258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6" style:family="text">
      <style:text-properties fo:font-variant="normal" fo:text-transform="none" fo:color="#434343" fo:letter-spacing="normal"/>
    </style:style>
    <style:style style:name="T7" style:family="text">
      <style:text-properties fo:font-variant="normal" fo:text-transform="none" fo:color="#434343" style:font-name="lucida sans unicode" fo:font-size="10.5pt" fo:letter-spacing="normal" fo:font-style="normal" fo:font-weight="normal"/>
    </style:style>
    <style:style style:name="T8" style:family="text">
      <style:text-properties fo:font-variant="normal" fo:text-transform="none" fo:color="#333333" fo:letter-spacing="normal" officeooo:rsid="00278033"/>
    </style:style>
    <style:style style:name="T9" style:family="text">
      <style:text-properties officeooo:rsid="000fe346"/>
    </style:style>
    <style:style style:name="T10" style:family="text">
      <style:text-properties officeooo:rsid="00101f58"/>
    </style:style>
    <style:style style:name="T11" style:family="text">
      <style:text-properties officeooo:rsid="0011abde"/>
    </style:style>
    <style:style style:name="T12" style:family="text">
      <style:text-properties officeooo:rsid="00139ac1"/>
    </style:style>
    <style:style style:name="T13" style:family="text">
      <style:text-properties officeooo:rsid="0014f160"/>
    </style:style>
    <style:style style:name="T14" style:family="text">
      <style:text-properties officeooo:rsid="00163de5"/>
    </style:style>
    <style:style style:name="T15" style:family="text">
      <style:text-properties officeooo:rsid="0017d555"/>
    </style:style>
    <style:style style:name="T16" style:family="text">
      <style:text-properties officeooo:rsid="0018138d"/>
    </style:style>
    <style:style style:name="T17" style:family="text">
      <style:text-properties officeooo:rsid="001ac9c6"/>
    </style:style>
    <style:style style:name="T18" style:family="text">
      <style:text-properties officeooo:rsid="001beffa"/>
    </style:style>
    <style:style style:name="T19" style:family="text">
      <style:text-properties officeooo:rsid="001d7abf"/>
    </style:style>
    <style:style style:name="T20" style:family="text">
      <style:text-properties officeooo:rsid="001ed197"/>
    </style:style>
    <style:style style:name="T21" style:family="text">
      <style:text-properties officeooo:rsid="00205e7b"/>
    </style:style>
    <style:style style:name="T22" style:family="text">
      <style:text-properties officeooo:rsid="002306aa"/>
    </style:style>
    <style:style style:name="T23" style:family="text">
      <style:text-properties officeooo:rsid="00249c19"/>
    </style:style>
    <style:style style:name="T24" style:family="text">
      <style:text-properties officeooo:rsid="0025d954"/>
    </style:style>
    <style:style style:name="T25" style:family="text">
      <style:text-properties officeooo:rsid="00260ddd"/>
    </style:style>
    <style:style style:name="T26" style:family="text">
      <style:text-properties officeooo:rsid="00282862"/>
    </style:style>
    <style:style style:name="T27" style:family="text">
      <style:text-properties officeooo:rsid="0029b411"/>
    </style:style>
    <style:style style:name="T28" style:family="text">
      <style:text-properties officeooo:rsid="0029fbcf"/>
    </style:style>
    <style:style style:name="T29" style:family="text">
      <style:text-properties officeooo:rsid="002ae258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7d555" fo:background-color="#ffff00" loext:char-shading-value="0"/>
    </style:style>
    <style:style style:name="T32" style:family="text">
      <style:text-properties officeooo:rsid="0017d555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2cac42"/>
    </style:style>
    <style:style style:name="T35" style:family="text">
      <style:text-properties officeooo:rsid="002e3bed"/>
    </style:style>
    <style:style style:name="T36" style:family="text">
      <style:text-properties officeooo:rsid="002efa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27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28"><text:span text:style-name="T1">1.</text:span><text:span text:style-name="T2">三个零：就是把年代直接读作 </text:span><text:span text:style-name="T1">...thousand</text:span></text:p>
      <text:p text:style-name="P28"><text:s text:c="2"/><text:span text:style-name="T2">如：</text:span><text:span text:style-name="T1">2000 two thousand </text:span></text:p>
      <text:p text:style-name="P28"><text:span text:style-name="T1">2.</text:span><text:span text:style-name="T2">两个零在中间：要读作：</text:span><text:span text:style-name="T1">... thousand and ...</text:span></text:p>
      <text:p text:style-name="P28"><text:s text:c="2"/><text:span text:style-name="T2">如：</text:span><text:span text:style-name="T1">1009 one thousand and nine</text:span></text:p>
      <text:p text:style-name="P28"><text:s text:c="6"/><text:span text:style-name="T1">2008 two thousand and eight</text:span></text:p>
      <text:p text:style-name="P28"><text:span text:style-name="T1">3.</text:span><text:span text:style-name="T2">两个零在结尾：要把前面两个数字读成十位数，后面加上</text:span><text:span text:style-name="T1">hundred</text:span></text:p>
      <text:p text:style-name="P28"><text:s text:c="2"/><text:span text:style-name="T2">如：</text:span><text:span text:style-name="T1">1900 nineteen hundred</text:span></text:p>
      <text:p text:style-name="P28"><text:span text:style-name="T1">4.</text:span><text:span text:style-name="T2">一个零在百位，一个零在个位：读作：</text:span><text:span text:style-name="T1">...thousand and ...ty</text:span></text:p>
      <text:p text:style-name="P28"><text:s text:c="2"/><text:span text:style-name="T2">如：</text:span><text:span text:style-name="T1">1090 one thousand and ninety</text:span></text:p>
      <text:p text:style-name="P28"><text:span text:style-name="T1">5.</text:span><text:span text:style-name="T2">只有一个零在个位：仍旧看成两个十位数来读</text:span></text:p>
      <text:p text:style-name="P28"><text:s text:c="2"/><text:span text:style-name="T2">如：</text:span><text:span text:style-name="T1">1990 nineteen ninety</text:span></text:p>
      <text:p text:style-name="P28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28"><text:s text:c="2"/><text:span text:style-name="T2">如：</text:span><text:span text:style-name="T1">1906 nineteen oh six</text:span></text:p>
      <text:p text:style-name="P28"><text:span text:style-name="T1">7.</text:span><text:span text:style-name="T2">只有一个零在百位：有两种读法：</text:span></text:p>
      <text:p text:style-name="P28"><text:s text:c="2"/><text:span text:style-name="T2">第一种读法：仍旧看成两个十位数来读</text:span></text:p>
      <text:p text:style-name="P28"><text:s text:c="2"/><text:span text:style-name="T2">如：</text:span><text:span text:style-name="T1">2015 twenty fifteen</text:span></text:p>
      <text:p text:style-name="P28"><text:s text:c="2"/><text:span text:style-name="T2">第二种读法：读作 </text:span><text:span text:style-name="T1">... thousand and ...</text:span></text:p>
      <text:p text:style-name="P28"><text:s text:c="2"/><text:span text:style-name="T2">如：</text:span><text:span text:style-name="T1">2015 two thousand and fifteen</text:span></text:p>
      <text:p text:style-name="P28"><text:soft-page-break/><text:span text:style-name="T1">8.</text:span><text:span text:style-name="T2">不足四位的年代，则直接读作数字，在前面加上</text:span><text:span text:style-name="T1">AD</text:span></text:p>
      <text:p text:style-name="P28"><text:s text:c="2"/><text:span text:style-name="T2">如：</text:span><text:span text:style-name="T1">605 AD six oh five</text:span></text:p>
      <text:p text:style-name="P28"><text:span text:style-name="T1"/></text:p>
      <text:p text:style-name="P29"><text:span text:style-name="T8">hello<text:tab/><text:tab/><text:tab/><text:tab/></text:span><text:span text:style-name="T4">英 </text:span><text:span text:style-name="T5">[həˈləʊ]</text:span><text:span text:style-name="T3"><text:tab/><text:tab/><text:tab/><text:tab/></text:span><text:span text:style-name="T4">美 </text:span><text:span text:style-name="T5">[helˈō]</text:span></text:p>
      <text:p text:style-name="P30"><text:span text:style-name="T28">one<text:tab/><text:tab/><text:tab/><text:tab/><text:tab/></text:span><text:span text:style-name="T4">英 </text:span><text:span text:style-name="T5">[wʌn]</text:span><text:span text:style-name="T3"><text:tab/><text:tab/><text:tab/><text:tab/></text:span><text:span text:style-name="T4">美 </text:span><text:span text:style-name="T5">[wʌn]</text:span></text:p>
      <text:p text:style-name="P31"><text:span text:style-name="T29">implement<text:tab/><text:tab/><text:tab/></text:span><text:span text:style-name="T4">英 </text:span><text:span text:style-name="T5">['ɪmplɪm(ə)nt]</text:span><text:span text:style-name="T3"><text:tab/><text:tab/></text:span><text:span text:style-name="T4">美 </text:span><text:span text:style-name="T5">['ɪmplɪmɛnt]</text:span></text:p>
      <text:p text:style-name="P31"><text:span text:style-name="T29">implementation<text:tab/></text:span><text:span text:style-name="T4">英 </text:span><text:span text:style-name="T5">[ɪmplɪmen'teɪʃ(ə)n]</text:span></text:p>
      <text:p text:style-name="P5"><text:span text:style-name="T12">adopt<text:tab/><text:tab/><text:tab/><text:tab/></text:span><text:span text:style-name="T4">英 </text:span><text:span text:style-name="T5">[ə'dɒpt]</text:span><text:span text:style-name="T3"><text:tab/><text:tab/><text:tab/><text:tab/></text:span><text:span text:style-name="T4">美 </text:span><text:span text:style-name="T5">[ə'dɑpt]</text:span></text:p>
      <text:p text:style-name="P11"><text:span text:style-name="T17">immediately<text:tab/><text:tab/></text:span><text:span text:style-name="T4">英 </text:span><text:span text:style-name="T5">[ɪ'miːdɪətlɪ]</text:span><text:span text:style-name="T7"><text:tab/><text:tab/><text:tab/></text:span><text:span text:style-name="T4">美 </text:span><text:span text:style-name="T5">[ɪ'midɪətli]</text:span></text:p>
      <text:p text:style-name="P10">propagate</text:p>
      <text:p text:style-name="P12"><text:span text:style-name="T33">asynchronously</text:span><text:tab/></text:p>
      <text:p text:style-name="P13"><text:span text:style-name="T18">respond<text:tab/><text:tab/><text:tab/></text:span><text:span text:style-name="T4">英 </text:span><text:span text:style-name="T5">[rɪ'spɒnd]</text:span><text:span text:style-name="T3"> <text:tab/><text:tab/><text:tab/></text:span><text:span text:style-name="T4">美 </text:span><text:span text:style-name="T5">[rɪ'spɑnd]</text:span></text:p>
      <text:p text:style-name="P14">intermediate<text:tab/><text:tab/></text:p>
      <text:p text:style-name="P15"><text:span text:style-name="T19">functionality<text:tab/><text:tab/></text:span><text:span text:style-name="T4">英 </text:span><text:span text:style-name="T5">[fʌŋkʃə'nælətɪ]</text:span><text:span text:style-name="T3"> <text:tab/><text:tab/></text:span><text:span text:style-name="T4">美 </text:span><text:span text:style-name="T5">[,fʌŋkʃə'næləti]</text:span></text:p>
      <text:p text:style-name="P9"><text:span text:style-name="T16">replicated<text:tab/><text:tab/><text:tab/> <text:s/></text:span><text:span text:style-name="T5">['replɪkeɪtɪd]</text:span></text:p>
      <text:p text:style-name="P8"><text:span text:style-name="T32">collaborative</text:span><text:span text:style-name="T15"><text:tab/><text:tab/><text:tab/><text:tab/><text:tab/><text:tab/><text:tab/><text:tab/></text:span><text:span text:style-name="T4">美 </text:span><text:span text:style-name="T5">[kə'læbəretɪv]</text:span></text:p>
      <text:p text:style-name="P16"><text:span text:style-name="T20">specification<text:tab/><text:tab/></text:span><text:span text:style-name="T4">英 </text:span><text:span text:style-name="T5">[,spesɪfɪ'keɪʃ(ə)n]</text:span><text:span text:style-name="T3"> <text:s text:c="6"/></text:span><text:span text:style-name="T4">美 </text:span><text:span text:style-name="T5">['spɛsəfə'keʃən]</text:span></text:p>
      <text:p text:style-name="P17"><text:span text:style-name="T21">informally<text:tab/><text:tab/><text:tab/> <text:s/></text:span><text:span text:style-name="T5">[in'fɔ:məli]</text:span></text:p>
      <text:p text:style-name="P24"><text:span text:style-name="T34">direct<text:tab/><text:tab/><text:tab/><text:tab/></text:span><text:span text:style-name="T4">英 </text:span><text:span text:style-name="T5">[dɪˈrekt ; daɪ-]</text:span><text:span text:style-name="T3"><text:tab/><text:tab/></text:span><text:span text:style-name="T4">美 </text:span><text:span text:style-name="T5">[dəˈrekt; daɪˈrekt]</text:span></text:p>
      <text:p text:style-name="P25"><text:span text:style-name="T35">directly<text:tab/><text:tab/><text:tab/></text:span><text:span text:style-name="T4">英 </text:span><text:span text:style-name="T5">[dɪ'rektlɪ; daɪ-]</text:span><text:span text:style-name="T3"><text:tab/><text:tab/></text:span><text:span text:style-name="T4">美 </text:span><text:span text:style-name="T5">[dəˈrɛktli]</text:span></text:p>
      <text:p text:style-name="P26"><text:span text:style-name="T36">redirect<text:tab/><text:tab/><text:tab/></text:span><text:span text:style-name="T4">英 </text:span><text:span text:style-name="T5">[[ˌri:dəˈrekt]]</text:span><text:span text:style-name="T3"> <text:tab/><text:tab/><text:tab/></text:span><text:span text:style-name="T4">美 </text:span><text:span text:style-name="T5">[[ˌridɪˈrɛkt,-daɪ-]]</text:span></text:p>
      <text:p text:style-name="P6"><text:span text:style-name="T13">serialize<text:tab/><text:tab/><text:tab/><text:tab/><text:tab/><text:tab/><text:tab/><text:tab/><text:tab/></text:span><text:span text:style-name="T4">美 </text:span><text:span text:style-name="T5">['sɪrɪəlaɪz]</text:span></text:p>
      <text:p text:style-name="P7"><text:span text:style-name="T14">specifically<text:tab/><text:tab/></text:span><text:span text:style-name="T4">英 </text:span><text:span text:style-name="T5">[spɪ'sɪfɪkəlɪ]</text:span><text:span text:style-name="T3"><text:tab/><text:tab/><text:tab/></text:span><text:span text:style-name="T4">美 </text:span><text:span text:style-name="T5">[spə'sɪfɪkli]</text:span></text:p>
      <text:p text:style-name="P18"><text:span text:style-name="T22">utilize<text:tab/><text:tab/><text:tab/></text:span><text:span text:style-name="T4">英 </text:span><text:span text:style-name="T5">[ˈjuːtɪˌlaɪz]</text:span><text:span text:style-name="T3"><text:tab/><text:tab/><text:tab/></text:span><text:span text:style-name="T4">美 </text:span><text:span text:style-name="T5">['juːtəlaɪz]</text:span></text:p>
      <text:p text:style-name="P19"><text:span text:style-name="T23">represent<text:tab/><text:tab/><text:tab/></text:span><text:span text:style-name="T4">英 </text:span><text:span text:style-name="T5">[reprɪ'zent]</text:span><text:span text:style-name="T3"><text:tab/><text:tab/><text:tab/></text:span><text:span text:style-name="T4">美 </text:span><text:span text:style-name="T5">[,rɛprɪ'zɛnt]</text:span></text:p>
      <text:p text:style-name="P20"><text:span text:style-name="T24">correspond<text:tab/><text:tab/><text:tab/></text:span><text:span text:style-name="T4">英 </text:span><text:span text:style-name="T5">[kɒrɪ'spɒnd]</text:span><text:span text:style-name="T3"><text:tab/><text:tab/><text:tab/></text:span><text:span text:style-name="T4">美 </text:span><text:span text:style-name="T5">[,kɔrə'spɑnd]</text:span></text:p>
      <text:p text:style-name="P21"><text:span text:style-name="T25">corresponding<text:tab/><text:tab/></text:span><text:span text:style-name="T4">英 </text:span><text:span text:style-name="T5">[,kɒrɪ'spɒndɪŋ]</text:span><text:span text:style-name="T3"><text:tab/><text:tab/></text:span><text:span text:style-name="T4">美 </text:span><text:span text:style-name="T5">[,kɔrə'spɑndɪŋ]</text:span></text:p>
      <text:p text:style-name="P4"><text:span text:style-name="T11">compactness<text:tab/><text:tab/></text:span><text:span text:style-name="T5">[kəm'pæktnɪs]</text:span></text:p>
      <text:p text:style-name="P4"><text:span text:style-name="T11">compact<text:tab/><text:tab/><text:tab/></text:span><text:span text:style-name="T4">英 </text:span><text:span text:style-name="T5">[kəm'pækt]</text:span><text:span text:style-name="T3"> <text:tab/><text:tab/><text:tab/></text:span><text:span text:style-name="T4">美 </text:span><text:span text:style-name="T5">['kɑmpækt]</text:span></text:p>
      <text:p text:style-name="P3"><text:span text:style-name="T10">compatibility <text:tab/></text:span><text:span text:style-name="T4">英 </text:span><text:span text:style-name="T5">[kəm,pætɪ'bɪlɪtɪ]</text:span><text:span text:style-name="T3"> <text:tab/><text:tab/></text:span><text:span text:style-name="T4">美 </text:span><text:span text:style-name="T5">[kəm,pætə'bɪləti]</text:span></text:p>
      <text:p text:style-name="P2"><text:span text:style-name="T9">architecture <text:s/><text:tab/></text:span><text:span text:style-name="T4">英 </text:span><text:span text:style-name="T5">['ɑːkɪtektʃə]</text:span><text:span text:style-name="T3"> <text:tab/><text:tab/><text:tab/></text:span><text:span text:style-name="T4">美 </text:span><text:span text:style-name="T5">['ɑrkə'tɛktʃɚ]</text:span></text:p>
      <text:p text:style-name="P22"><text:span text:style-name="T26">maintain<text:tab/><text:tab/><text:tab/></text:span><text:span text:style-name="T4">英 </text:span><text:span text:style-name="T5">[meɪn'teɪn; mən'teɪn]</text:span><text:span text:style-name="T4">美 </text:span><text:span text:style-name="T5">[men'ten]</text:span></text:p>
      <text:p text:style-name="P23"><text:span text:style-name="T27">perspective<text:tab/><text:tab/></text:span><text:span text:style-name="T4">英 </text:span><text:span text:style-name="T5">[pə'spektɪv]</text:span><text:span text:style-name="T3"><text:tab/><text:tab/><text:tab/></text:span><text:span text:style-name="T4">美 </text:span><text:span text:style-name="T5">[pɚ'spɛktɪv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10:51:53.907193875</dc:date>
    <meta:editing-duration>P1DT16H4M54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426" meta:character-count="1784" meta:non-whitespace-character-count="1501"/>
  </office:meta>
</office:document-meta>
</file>